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4384" calcext:value-type="float">
            <text:p>19.68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908" calcext:value-type="float">
            <text:p>19.5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25615483871" calcext:value-type="float">
            <text:p>19.4625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18104" calcext:value-type="float">
            <text:p>19.36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21512258065" calcext:value-type="float">
            <text:p>19.25215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8025806452" calcext:value-type="float">
            <text:p>19.178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0376" calcext:value-type="float">
            <text:p>19.04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3279483871" calcext:value-type="float">
            <text:p>18.9632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22888" calcext:value-type="float">
            <text:p>18.92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9943225806" calcext:value-type="float">
            <text:p>18.9799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33894285714" calcext:value-type="float">
            <text:p>19.06338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08557419355" calcext:value-type="float">
            <text:p>19.2108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66335483871" calcext:value-type="float">
            <text:p>19.276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08072" calcext:value-type="float">
            <text:p>19.31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82007741936" calcext:value-type="float">
            <text:p>19.37820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6575483871" calcext:value-type="float">
            <text:p>19.426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57889032258" calcext:value-type="float">
            <text:p>19.4257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4744" calcext:value-type="float">
            <text:p>19.4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1335483871" calcext:value-type="float">
            <text:p>19.411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5392" calcext:value-type="float">
            <text:p>19.4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27987096774" calcext:value-type="float">
            <text:p>19.442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29" calcext:value-type="float">
            <text:p>19.39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74952258064" calcext:value-type="float">
            <text:p>19.33749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0603870968" calcext:value-type="float">
            <text:p>19.2750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1256" calcext:value-type="float">
            <text:p>19.24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1792" calcext:value-type="float">
            <text:p>19.36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88887741935" calcext:value-type="float">
            <text:p>19.54888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43019354839" calcext:value-type="float">
            <text:p>19.794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4113548387" calcext:value-type="float">
            <text:p>20.1044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5312" calcext:value-type="float">
            <text:p>20.15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54175483871" calcext:value-type="float">
            <text:p>20.2154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5874285714" calcext:value-type="float">
            <text:p>20.26658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44921290323" calcext:value-type="float">
            <text:p>20.2344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7553548387" calcext:value-type="float">
            <text:p>20.1897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01808" calcext:value-type="float">
            <text:p>20.0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3983483871" calcext:value-type="float">
            <text:p>20.0239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68536" calcext:value-type="float">
            <text:p>19.9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53832258064" calcext:value-type="float">
            <text:p>19.9653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92178064516" calcext:value-type="float">
            <text:p>19.9692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4936" calcext:value-type="float">
            <text:p>19.9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33357419355" calcext:value-type="float">
            <text:p>20.0033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37088" calcext:value-type="float">
            <text:p>20.12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6939354839" calcext:value-type="float">
            <text:p>20.2636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70502068965" calcext:value-type="float">
            <text:p>20.437050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89161290323" calcext:value-type="float">
            <text:p>20.578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8343483871" calcext:value-type="float">
            <text:p>20.6183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00528" calcext:value-type="float">
            <text:p>20.5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22534193548" calcext:value-type="float">
            <text:p>20.5122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2748" calcext:value-type="float">
            <text:p>20.46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7109677419" calcext:value-type="float">
            <text:p>20.473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20046451613" calcext:value-type="float">
            <text:p>20.5620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052" calcext:value-type="float">
            <text:p>20.6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58273548387" calcext:value-type="float">
            <text:p>20.76582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9272" calcext:value-type="float">
            <text:p>20.77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77821935484" calcext:value-type="float">
            <text:p>20.7977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498" calcext:value-type="float">
            <text:p>20.79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17904516129" calcext:value-type="float">
            <text:p>20.6917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97083870968" calcext:value-type="float">
            <text:p>20.649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0456" calcext:value-type="float">
            <text:p>20.63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47055483871" calcext:value-type="float">
            <text:p>20.6147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08593548387" calcext:value-type="float">
            <text:p>20.640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24957419355" calcext:value-type="float">
            <text:p>20.9024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92976" calcext:value-type="float">
            <text:p>20.99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12461935484" calcext:value-type="float">
            <text:p>21.0812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41194285714" calcext:value-type="float">
            <text:p>21.09411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29581935484" calcext:value-type="float">
            <text:p>21.06295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07664516129" calcext:value-type="float">
            <text:p>20.880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61687741935" calcext:value-type="float">
            <text:p>20.64616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2684" calcext:value-type="float">
            <text:p>20.71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58157419355" calcext:value-type="float">
            <text:p>20.7958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6514285714" calcext:value-type="float">
            <text:p>20.7786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07550967742" calcext:value-type="float">
            <text:p>20.7407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8152516129" calcext:value-type="float">
            <text:p>20.6881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70808" calcext:value-type="float">
            <text:p>20.68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5290322581" calcext:value-type="float">
            <text:p>20.689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1432" calcext:value-type="float">
            <text:p>20.72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02402580645" calcext:value-type="float">
            <text:p>20.8002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43695483871" calcext:value-type="float">
            <text:p>20.9743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31352" calcext:value-type="float">
            <text:p>21.17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14232" calcext:value-type="float">
            <text:p>21.1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4149677419" calcext:value-type="float">
            <text:p>21.1534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01630344828" calcext:value-type="float">
            <text:p>21.09016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93318709677" calcext:value-type="float">
            <text:p>21.0293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34268387097" calcext:value-type="float">
            <text:p>20.9534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79872" calcext:value-type="float">
            <text:p>20.87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8926451613" calcext:value-type="float">
            <text:p>20.8088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10736" calcext:value-type="float">
            <text:p>20.73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93556129032" calcext:value-type="float">
            <text:p>20.6293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6712516129" calcext:value-type="float">
            <text:p>20.5967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58848" calcext:value-type="float">
            <text:p>20.51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3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1146666667" calcext:value-type="float">
            <text:p>20.43311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72" meta:object-count="0"/>
    <meta:user-defined meta:name="AppVersion">3.0</meta:user-defined>
  </office:meta>
</office:document-meta>
</file>